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6.756cm" fo:min-width="6.50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9.906cm" svg:height="9.906cm" svg:x="7.87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2.7cm" svg:y1="1.524cm" svg:x2="12.954cm" svg:y2="14.478cm">
          <text:p/>
        </draw:line>
        <draw:frame draw:style-name="gr3" draw:text-style-name="P3" draw:layer="layout" svg:width="3.81cm" svg:height="4.517cm" svg:x="0.508cm" svg:y="0.762cm">
          <draw:text-box>
            <text:p>2^32 addresses in total in the IPv4 address space</text:p>
          </draw:text-box>
        </draw:frame>
        <draw:frame draw:style-name="gr4" draw:text-style-name="P3" draw:layer="layout" svg:width="4.572cm" svg:height="0.962cm" svg:x="8.382cm" svg:y="2.086cm">
          <draw:text-box>
            <text:p>0XXXXXXXX</text:p>
          </draw:text-box>
        </draw:frame>
        <draw:frame draw:style-name="gr4" draw:text-style-name="P3" draw:layer="layout" svg:width="4.572cm" svg:height="0.962cm" svg:x="12.7cm" svg:y="2.086cm">
          <draw:text-box>
            <text:p>10XXXXXXX</text:p>
          </draw:text-box>
        </draw:frame>
        <draw:line draw:style-name="gr2" draw:text-style-name="P2" draw:layer="layout" svg:x1="12.7cm" svg:y1="7.874cm" svg:x2="17.78cm" svg:y2="7.874cm">
          <text:p/>
        </draw:line>
        <draw:frame draw:style-name="gr4" draw:text-style-name="P3" draw:layer="layout" svg:width="4.572cm" svg:height="0.962cm" svg:x="18.034cm" svg:y="7.674cm">
          <draw:text-box>
            <text:p>110XXXXXX</text:p>
          </draw:text-box>
        </draw:frame>
        <draw:line draw:style-name="gr2" draw:text-style-name="P2" draw:layer="layout" svg:x1="12.7cm" svg:y1="7.874cm" svg:x2="16.764cm" svg:y2="10.922cm">
          <text:p/>
        </draw:line>
        <draw:frame draw:style-name="gr5" draw:text-style-name="P3" draw:layer="layout" svg:width="2.794cm" svg:height="1.016cm" svg:x="8.89cm" svg:y="6.858cm">
          <draw:text-box>
            <text:p>Class A</text:p>
          </draw:text-box>
        </draw:frame>
        <draw:frame draw:style-name="gr5" draw:text-style-name="P3" draw:layer="layout" svg:width="2.794cm" svg:height="1.016cm" svg:x="13.716cm" svg:y="5.588cm">
          <draw:text-box>
            <text:p>Class B</text:p>
          </draw:text-box>
        </draw:frame>
        <draw:frame draw:style-name="gr5" draw:text-style-name="P3" draw:layer="layout" svg:width="2.794cm" svg:height="1.016cm" svg:x="14.478cm" svg:y="8.382cm">
          <draw:text-box>
            <text:p>Class C</text:p>
          </draw:text-box>
        </draw:frame>
        <draw:frame draw:style-name="gr4" draw:text-style-name="P3" draw:layer="layout" svg:width="4.572cm" svg:height="0.962cm" svg:x="16.764cm" svg:y="10.976cm">
          <draw:text-box>
            <text:p>1110XXXXX</text:p>
          </draw:text-box>
        </draw:frame>
        <draw:line draw:style-name="gr2" draw:text-style-name="P2" draw:layer="layout" svg:x1="12.7cm" svg:y1="7.874cm" svg:x2="15.24cm" svg:y2="12.446cm">
          <text:p/>
        </draw:line>
        <draw:frame draw:style-name="gr4" draw:text-style-name="P3" draw:layer="layout" svg:width="4.572cm" svg:height="0.962cm" svg:x="14.732cm" svg:y="12.7cm">
          <draw:text-box>
            <text:p>1111XXXX</text:p>
          </draw:text-box>
        </draw:frame>
        <draw:frame draw:style-name="gr5" draw:text-style-name="P3" draw:layer="layout" svg:width="2.794cm" svg:height="1.016cm" svg:x="14.224cm" svg:y="10.668cm">
          <draw:text-box>
            <text:p>Class D</text:p>
          </draw:text-box>
        </draw:frame>
        <draw:frame draw:style-name="gr5" draw:text-style-name="P3" draw:layer="layout" svg:width="2.794cm" svg:height="1.016cm" svg:x="12.7cm" svg:y="11.684cm">
          <draw:text-box>
            <text:p>Class E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" draw:text-style-name="P1" draw:layer="layout" svg:width="9.906cm" svg:height="9.906cm" svg:x="7.874cm" svg:y="3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81cm" svg:height="4.517cm" svg:x="3.302cm" svg:y="0.817cm">
          <draw:text-box>
            <text:p>2^32 addresses in total in the IPv4 address space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04T11:28:56.748426852</meta:creation-date>
    <dc:date>2022-01-04T18:39:39.208206737</dc:date>
    <meta:editing-duration>PT3H29M18S</meta:editing-duration>
    <meta:editing-cycles>1</meta:editing-cycles>
    <meta:document-statistic meta:object-count="43"/>
    <meta:generator>LibreOffice/6.0.7.3$Linux_X86_64 LibreOffice_project/00m0$Build-3</meta:generator>
  </office:meta>
</office:document-meta>
</file>